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80000004B068BFB037BA24FAC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8.2189in" svg:height="5.1362in" draw:z-index="0"><draw:image xlink:href="Pictures/1000020100000780000004B068BFB037BA24FACB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5:19:31.366009752</meta:creation-date>
    <dc:date>2019-03-12T15:19:56.557407173</dc:date>
    <meta:editing-duration>PT25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